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fo:background-color="transparent"/>
      <style:text-properties fo:font-size="14pt" style:text-underline-style="none" fo:font-weight="normal" officeooo:rsid="001c2a4f" officeooo:paragraph-rsid="001c2a4f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fo:background-color="transparent"/>
      <style:text-properties fo:font-size="14pt" style:text-underline-style="none" fo:font-weight="normal" officeooo:rsid="0062d309" officeooo:paragraph-rsid="0062d309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/>
      <style:text-properties officeooo:rsid="00820c82" officeooo:paragraph-rsid="00820c82"/>
    </style:style>
    <style:style style:name="P5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/>
      <style:text-properties officeooo:paragraph-rsid="0066e940"/>
    </style:style>
    <style:style style:name="P6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/>
      <style:text-properties fo:font-size="12pt" fo:font-style="italic" style:text-underline-style="none" fo:font-weight="normal" officeooo:rsid="00348e27" officeooo:paragraph-rsid="00348e27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ackground-color="transparent"/>
      <style:text-properties officeooo:paragraph-rsid="00773158"/>
    </style:style>
    <style:style style:name="P8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48e27" officeooo:paragraph-rsid="00348e27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ackground-color="transparent"/>
      <style:text-properties fo:color="#000000" fo:font-size="12pt" fo:font-style="normal" style:text-underline-style="none" fo:font-weight="normal" officeooo:rsid="0072b050" officeooo:paragraph-rsid="0072b05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.8118in" fo:margin-right="0in" fo:margin-top="0in" fo:margin-bottom="0in" loext:contextual-spacing="false" fo:line-height="115%" fo:text-indent="-0.3118in" style:auto-text-indent="false" fo:background-color="transparent"/>
      <style:text-properties fo:color="#000000" style:font-name="Liberation Serif" fo:font-size="12pt" style:text-underline-style="none" fo:font-weight="normal" officeooo:rsid="000c445c" officeooo:paragraph-rsid="007a7344" style:font-size-asian="12pt" style:font-weight-asian="normal" style:font-size-complex="12pt" style:font-weight-complex="normal"/>
    </style:style>
    <style:style style:name="P11" style:family="paragraph" style:parent-style-name="Text_20_body">
      <loext:graphic-properties draw:fill="none"/>
      <style:paragraph-properties fo:margin-left="0.8118in" fo:margin-right="0in" fo:margin-top="0in" fo:margin-bottom="0in" loext:contextual-spacing="false" fo:line-height="115%" fo:text-indent="-0.3118in" style:auto-text-indent="false" fo:background-color="transparent"/>
      <style:text-properties officeooo:paragraph-rsid="007a7344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2pt" style:text-underline-style="none" fo:font-weight="normal" officeooo:rsid="000c445c" officeooo:paragraph-rsid="000c445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2pt" style:text-underline-style="none" fo:font-weight="normal" officeooo:rsid="000bf18a" officeooo:paragraph-rsid="000bf18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fo:font-size="12pt" style:text-underline-style="none" fo:font-weight="normal" officeooo:rsid="001358c2" officeooo:paragraph-rsid="000f450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fo:font-size="12pt" style:text-underline-style="none" fo:font-weight="normal" officeooo:rsid="000ddc95" officeooo:paragraph-rsid="000ddc9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4pt" style:text-underline-style="none" fo:font-weight="bold" officeooo:rsid="000bf18a" officeooo:paragraph-rsid="000bf1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4pt" officeooo:paragraph-rsid="000bf18a"/>
    </style:style>
    <style:style style:name="P1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6pt" style:text-underline-style="none" fo:font-weight="bold" officeooo:rsid="000bf18a" officeooo:paragraph-rsid="000bf18a" style:font-size-asian="16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25in" style:auto-text-indent="false" fo:background-color="transparent"/>
      <style:text-properties fo:font-size="12pt" style:text-underline-style="none" fo:font-weight="normal" officeooo:rsid="000bf18a" officeooo:paragraph-rsid="000bf18a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25in" style:auto-text-indent="false" style:page-number="auto" fo:background-color="transparent"/>
      <style:text-properties fo:font-size="12pt" style:text-underline-style="none" fo:font-weight="normal" officeooo:rsid="000bf18a" officeooo:paragraph-rsid="000bf18a" style:font-size-asian="10.5pt" style:font-weight-asian="normal" style:font-size-complex="12pt" style:font-weight-complex="normal"/>
    </style:style>
    <style:style style:name="P21" style:family="paragraph" style:parent-style-name="Standard" style:list-style-name="L1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style:page-number="auto" fo:background-color="transparent"/>
      <style:text-properties fo:font-size="14pt" style:text-underline-style="none" fo:font-weight="normal" officeooo:rsid="000bf18a" officeooo:paragraph-rsid="000bf18a" style:font-size-asian="14pt" style:font-weight-asian="normal" style:font-size-complex="14pt" style:font-weight-complex="normal"/>
    </style:style>
    <style:style style:name="P22" style:family="paragraph" style:parent-style-name="Standard" style:list-style-name="L1" style:master-page-name="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style:page-number="auto" fo:background-color="transparent"/>
      <style:text-properties fo:font-size="14pt" style:text-underline-style="none" fo:font-weight="normal" officeooo:rsid="0062d309" officeooo:paragraph-rsid="0062d309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fo:background-color="transparent"/>
      <style:text-properties fo:font-size="14pt" style:text-underline-style="none" fo:font-weight="normal" officeooo:rsid="0062d309" officeooo:paragraph-rsid="0062d309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-0.4366in" style:auto-text-indent="false" fo:background-color="transparent"/>
      <style:text-properties fo:font-size="14pt" style:text-underline-style="none" fo:font-weight="normal" officeooo:rsid="000c445c" officeooo:paragraph-rsid="000c445c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2pt" fo:font-style="italic" style:text-underline-style="none" fo:font-weight="normal" officeooo:rsid="00348e27" officeooo:paragraph-rsid="000bf18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fo:font-size="12pt" style:text-underline-style="none" fo:font-weight="normal" officeooo:rsid="008e1ac1" officeooo:paragraph-rsid="008e1ac1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2pt" style:text-underline-style="none" fo:font-weight="normal" officeooo:rsid="000c445c" officeooo:paragraph-rsid="000c445c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color="#000000" fo:font-size="12pt" fo:font-style="italic" style:text-underline-style="none" fo:font-weight="normal" officeooo:rsid="006d744e" officeooo:paragraph-rsid="006d744e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color="#000000" fo:font-size="12pt" style:text-underline-style="none" fo:font-weight="normal" officeooo:rsid="006bcee9" officeooo:paragraph-rsid="006bcee9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color="#000000" fo:font-size="12pt" style:text-underline-style="none" fo:font-weight="normal" officeooo:rsid="006d744e" officeooo:paragraph-rsid="0071a1e1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officeooo:paragraph-rsid="008e1ac1"/>
    </style:style>
    <style:style style:name="P32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officeooo:paragraph-rsid="0097368c"/>
    </style:style>
    <style:style style:name="P33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officeooo:rsid="009c4f4b" officeooo:paragraph-rsid="009c4f4b"/>
    </style:style>
    <style:style style:name="P34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officeooo:rsid="0078f4fa" officeooo:paragraph-rsid="0078f4fa"/>
    </style:style>
    <style:style style:name="P35" style:family="paragraph" style:parent-style-name="Standard" style:list-style-name="L2">
      <loext:graphic-properties draw:fill="none"/>
      <style:paragraph-properties fo:margin-top="0in" fo:margin-bottom="0in" loext:contextual-spacing="false" fo:line-height="115%" fo:text-align="start" style:justify-single-word="false" fo:background-color="transparent"/>
      <style:text-properties officeooo:rsid="008e1ac1" officeooo:paragraph-rsid="008e1ac1"/>
    </style:style>
    <style:style style:name="P36" style:family="paragraph" style:parent-style-name="Standard" style:list-style-name="L2" style:master-page-name="">
      <loext:graphic-properties draw:fill="none"/>
      <style:paragraph-properties fo:margin-top="0in" fo:margin-bottom="0in" loext:contextual-spacing="false" fo:line-height="115%" fo:text-align="start" style:justify-single-word="false" style:page-number="auto" fo:background-color="transparent"/>
      <style:text-properties officeooo:paragraph-rsid="008c40cd"/>
    </style:style>
    <style:style style:name="P37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0in" style:auto-text-indent="false" fo:background-color="transparent"/>
      <style:text-properties fo:font-size="12pt" style:text-underline-style="none" fo:font-weight="normal" officeooo:rsid="00851459" officeooo:paragraph-rsid="00820c82" style:font-size-asian="10.5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8118in" fo:margin-right="0in" fo:margin-top="0in" fo:margin-bottom="0in" loext:contextual-spacing="false" fo:line-height="115%" fo:text-indent="-0.3118in" style:auto-text-indent="false" style:page-number="auto" fo:background-color="transparent"/>
      <style:text-properties fo:color="#000000" style:font-name="Liberation Serif" fo:font-size="12pt" style:text-underline-style="none" fo:font-weight="normal" officeooo:rsid="000c445c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ddc95"/>
    </style:style>
    <style:style style:name="T3" style:family="text">
      <style:text-properties fo:color="#000000" officeooo:rsid="001358c2"/>
    </style:style>
    <style:style style:name="T4" style:family="text">
      <style:text-properties fo:color="#000000" officeooo:rsid="0066e940"/>
    </style:style>
    <style:style style:name="T5" style:family="text">
      <style:text-properties fo:color="#000000" officeooo:rsid="00680abf"/>
    </style:style>
    <style:style style:name="T6" style:family="text">
      <style:text-properties fo:color="#000000" fo:font-size="12pt" fo:font-style="normal" style:text-underline-style="none" fo:font-weight="normal" officeooo:rsid="0077315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78f4fa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7a7344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8326f3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834efa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851459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857782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87f23d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88d26e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8c40cd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8e1ac1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8fb4cf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96b906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9835f6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97368c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9c4f4b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9c5ddf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9e2e53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9f581a" style:font-size-asian="10.5pt" style:font-weight-asian="normal" style:font-size-complex="12pt" style:font-weight-complex="normal"/>
    </style:style>
    <style:style style:name="T26" style:family="text">
      <style:text-properties officeooo:rsid="00613bcb"/>
    </style:style>
    <style:style style:name="T27" style:family="text">
      <style:text-properties officeooo:rsid="006c1555"/>
    </style:style>
    <style:style style:name="T28" style:family="text">
      <style:text-properties officeooo:rsid="006d744e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6ec28d" style:font-style-asian="normal" style:font-style-complex="normal"/>
    </style:style>
    <style:style style:name="T31" style:family="text">
      <style:text-properties fo:font-style="normal" officeooo:rsid="00702ece" style:font-style-asian="normal" style:font-style-complex="normal"/>
    </style:style>
    <style:style style:name="T32" style:family="text">
      <style:text-properties fo:font-style="normal" officeooo:rsid="0071a1e1" style:font-style-asian="normal" style:font-style-complex="normal"/>
    </style:style>
    <style:style style:name="T33" style:family="text">
      <style:text-properties fo:font-style="normal" officeooo:rsid="00773158" style:font-style-asian="normal" style:font-style-complex="normal"/>
    </style:style>
    <style:style style:name="T34" style:family="text">
      <style:text-properties fo:font-style="normal" officeooo:rsid="0088d26e" style:font-style-asian="normal" style:font-style-complex="normal"/>
    </style:style>
    <style:style style:name="T35" style:family="text">
      <style:text-properties fo:font-style="normal" officeooo:rsid="0094504f" style:font-style-asian="normal" style:font-style-complex="normal"/>
    </style:style>
    <style:style style:name="T36" style:family="text">
      <style:text-properties fo:font-style="normal" officeooo:rsid="00952cce" style:font-style-asian="normal" style:font-style-complex="normal"/>
    </style:style>
    <style:style style:name="T37" style:family="text">
      <style:text-properties officeooo:rsid="0074972f"/>
    </style:style>
    <style:style style:name="T38" style:family="text">
      <style:text-properties officeooo:rsid="00773158"/>
    </style:style>
    <style:style style:name="T39" style:family="text">
      <style:text-properties officeooo:rsid="007a7344"/>
    </style:style>
    <style:style style:name="T40" style:family="text">
      <style:text-properties style:font-name="Liberation Serif" fo:font-size="12pt" style:text-underline-style="none" fo:font-weight="normal" officeooo:rsid="007a7344" style:font-size-asian="12pt" style:font-weight-asian="normal" style:font-size-complex="12pt" style:font-weight-complex="normal"/>
    </style:style>
    <style:style style:name="T41" style:family="text">
      <style:text-properties style:text-underline-style="none" fo:font-weight="normal" officeooo:rsid="00613bcb" style:font-size-asian="14pt" style:font-weight-asian="normal" style:font-size-complex="14pt" style:font-weight-complex="normal"/>
    </style:style>
    <style:style style:name="T42" style:family="text">
      <style:text-properties style:text-underline-style="none" fo:font-weight="normal" officeooo:rsid="000bf18a" style:font-size-asian="14pt" style:font-weight-asian="normal" style:font-size-complex="14pt" style:font-weight-complex="normal"/>
    </style:style>
    <style:style style:name="T43" style:family="text">
      <style:text-properties style:text-underline-style="none" fo:font-weight="normal" officeooo:rsid="00a11876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IT580 – <text:span text:style-name="T26">Data Analysis Individual Project</text:span></text:p>
      <text:p text:style-name="P16"/>
      <text:p text:style-name="P17"><text:span text:style-name="T43">Deliverable</text:span><text:span text:style-name="T41"> 1 – Dataset Selection</text:span><text:span text:style-name="T42">:</text:span></text:p>
      <text:p text:style-name="P13"/>
      <text:list xml:id="list1501149869" text:style-name="L1">
        <text:list-item>
          <text:p text:style-name="P21">Who (company, agency, organization) <text:span text:style-name="T26">collected the data?</text:span></text:p>
        </text:list-item>
      </text:list>
      <text:p text:style-name="P20"/>
      <text:p text:style-name="P5"><text:span text:style-name="T4">The data was collected by OpenDota (formerly YASP) – “a volunteer-developed, open source platform providing Dota 2 </text:span><text:span text:style-name="T5">(an eSports battle arena game) </text:span><text:span text:style-name="T4">data. <text:s/></text:span>It provides a web interface for casual users to browse through the collected data, as well as an API to allow developers to build their own applications with it” <text:bookmark text:name="js-intext-string-1"/>(Cui, 2014).</text:p>
      <text:p text:style-name="P19"/>
      <text:list xml:id="list155323037968027" text:continue-numbering="true" text:style-name="L1">
        <text:list-item>
          <text:p text:style-name="P21">Need</text:p>
          <text:p text:style-name="P25"/>
          <text:p text:style-name="P28">Why collect the data?</text:p>
          <text:p text:style-name="P29">The contributors started collecting the data out of curiosity – <text:span text:style-name="T28">they wondered</text:span> what data they could extract <text:span text:style-name="T27">from</text:span> game replays. <text:s/><text:span text:style-name="T28">They were interested in building fun tools for themselves and then sharing those tools with others in the community. <text:s/>The project has stayed true to its open-source roots and to this day releases their parsed data through their OpenDota API.</text:span></text:p>
        </text:list-item>
      </text:list>
      <text:p text:style-name="P15"/>
      <text:p text:style-name="P6"><text:span text:style-name="T2">B</text:span><text:span text:style-name="T1">ig data problem, data sources</text:span></text:p>
      <text:list xml:id="list155323918074346" text:continue-numbering="true" text:style-name="L1">
        <text:list-header>
          <text:p text:style-name="P30">Volume and velocity make this a <text:span text:style-name="T29">big data problem. <text:s/></text:span><text:span text:style-name="T30">At the end of 2015, t</text:span><text:span text:style-name="T29">hey released a large </text:span><text:span text:style-name="T30">parsed </text:span><text:span text:style-name="T29">data dump of </text:span><text:span text:style-name="T30">3.5 million matches</text:span><text:span text:style-name="T29"> played </text:span><text:span text:style-name="T35">during</text:span><text:span text:style-name="T30"> 201</text:span><text:span text:style-name="T29">5 </text:span><text:span text:style-name="T30">that amounted to a gzip JSON file of 100GB. <text:s/>As of 2016, people are playing about 1.1 million matches every day and 1.4 million on the weekends with most users playing around 3 matches a day, </text:span><text:span text:style-name="T34">though OpenDota only parses a fraction of all these matches</text:span><text:span text:style-name="T30">. <text:s/></text:span><text:span text:style-name="T31">“</text:span><text:span text:style-name="T32">Data is collected through the Steam WebAPI, as well as replay parsing of [</text:span><text:span text:style-name="T36">D</text:span><text:span text:style-name="T32">ota 2 replay] files” (Cui, 2014). <text:s/></text:span><text:span text:style-name="T33">Steam community profiles are included as well.</text:span></text:p>
        </text:list-header>
      </text:list>
      <text:p text:style-name="P14"/>
      <text:p text:style-name="P6"><text:span text:style-name="T3">D</text:span><text:span text:style-name="T1">ata types</text:span></text:p>
      <text:p text:style-name="P9">The dataset includes an array of match objects stored in JSON format. <text:s/>This means there is a long list of objects each <text:span text:style-name="T37">with</text:span> similar structure <text:span text:style-name="T37">containing information </text:span>about an individual match that occurred. <text:s/><text:span text:style-name="T37">This includes a match_id, radiant_win (which team won), start_time, duration, human_players (number of players in game), chat, skill, players (list of players in game with data about each player’s game outcome), etc. <text:s/>It is quite detailed, enough for a large range of gamers from amateur to professional to find it very useful in diagramming past games and learning from their mistakes and successes to improve their skills and strategies.</text:span></text:p>
      <text:p text:style-name="P8"/>
      <text:p text:style-name="P8">Data owners – access, privacy, quality</text:p>
      <text:p text:style-name="P7"><text:span text:style-name="T6">This is a public dataset that was released with a </text:span>CC BY-SA 4.0 <text:span text:style-name="T38">(Creative Commons license) on AcademicTorrents.com. <text:s/>All of the data collected comes from public sources and Valve (Dota2’s parent company) allows each user to opt-out of sharing their identifiable game data by unchecking a box in the game. <text:s/>This will not remove existing data from their databases, but will make the user appear anonymous in future matches. <text:s/>I don’t have a good idea about the quality of the data, but the project seems to be well funded and has a solid community of developers behind it along with a large community of users who enjoy its services.</text:span></text:p>
      <text:p text:style-name="P12"><text:soft-page-break/></text:p>
      <text:list xml:id="list155323398000117" text:continue-numbering="true" text:style-name="L1">
        <text:list-item>
          <text:p text:style-name="P22">What potential questions could be answered by studying this data?</text:p>
        </text:list-item>
      </text:list>
      <text:p text:style-name="P3"/>
      <text:list xml:id="list1766865142" text:style-name="L2">
        <text:list-item>
          <text:p text:style-name="P36"><text:span text:style-name="T8">What is the average </text:span><text:span text:style-name="T17">number of kills in a </text:span><text:span text:style-name="T16">Dota 2 </text:span><text:span text:style-name="T8">game </text:span><text:span text:style-name="T19">stratified by game duration</text:span><text:span text:style-name="T8">?</text:span></text:p>
        </text:list-item>
        <text:list-item>
          <text:p text:style-name="P31"><text:span text:style-name="T8">What is the distribution of </text:span><text:span text:style-name="T17">game duration?</text:span></text:p>
        </text:list-item>
        <text:list-item>
          <text:p text:style-name="P33"><text:span text:style-name="T8">H</text:span><text:span text:style-name="T7">ow does kill to death ratio correlate with experience per minute (xpm)?</text:span></text:p>
        </text:list-item>
        <text:list-item>
          <text:p text:style-name="P32"><text:span text:style-name="T9">D</text:span><text:span text:style-name="T21">oes the team that drew first blood (the first game kill) win more often?</text:span></text:p>
        </text:list-item>
        <text:list-item>
          <text:p text:style-name="P34"><text:span text:style-name="T7">Does gold per min</text:span><text:span text:style-name="T16">ute </text:span><text:span text:style-name="T20">(gpm)</text:span><text:span text:style-name="T7"> or </text:span><text:span text:style-name="T22">xpm</text:span><text:span text:style-name="T7"> </text:span><text:span text:style-name="T23">have a higher</text:span><text:span text:style-name="T7"> correlat</text:span><text:span text:style-name="T23">ion</text:span><text:span text:style-name="T7"> with </text:span><text:span text:style-name="T24">a game win</text:span><text:span text:style-name="T7">?</text:span></text:p>
        </text:list-item>
        <text:list-item>
          <text:p text:style-name="P35"><text:span text:style-name="T7">Do players with 500 or more </text:span><text:span text:style-name="T20">gpm </text:span><text:span text:style-name="T7">win </text:span><text:span text:style-name="T20">games </text:span><text:span text:style-name="T7">more </text:span><text:span text:style-name="T20">often than those with less than 500 gpm</text:span><text:span text:style-name="T7">?</text:span></text:p>
        </text:list-item>
        <text:list-item>
          <text:p text:style-name="P26">What features lead to an edge in winning (&gt; 50% accuracy)?</text:p>
        </text:list-item>
      </text:list>
      <text:p text:style-name="P3"/>
      <text:list xml:id="list155323964719873" text:continue-list="list155323398000117" text:style-name="L1">
        <text:list-item>
          <text:p text:style-name="P23">What software and hardware resources will you need to study this data?</text:p>
        </text:list-item>
      </text:list>
      <text:p text:style-name="P2"/>
      <text:p text:style-name="P4"><text:span text:style-name="T7">To analyze the full dataset (700 GB compressed gzip files), it will require </text:span><text:span text:style-name="T10">a rather large and high performance hard disk </text:span><text:span text:style-name="T18">at least</text:span><text:span text:style-name="T10"> </text:span><text:span text:style-name="T18">10 </text:span><text:span text:style-name="T10">TB in size, </text:span><text:span text:style-name="T11">preferably NVMe SSDs in a RAID configuration to ensure data protection in case of disk failure. <text:s/></text:span><text:span text:style-name="T12">Fast DDR4 ram </text:span><text:span text:style-name="T18">with</text:span><text:span text:style-name="T12"> at least 16 GB size </text:span><text:span text:style-name="T13">and a mid to high tier GPU</text:span><text:span text:style-name="T12"> would also be necessary to perform more complex analyses like AI and deep learni</text:span><text:span text:style-name="T13">ng</text:span><text:span text:style-name="T12">. <text:s/></text:span><text:span text:style-name="T14">For software resources, a computer with Windows 10 or a Linux distribution would be required </text:span><text:span text:style-name="T18">with</text:span><text:span text:style-name="T14"> Python or R </text:span><text:span text:style-name="T18">installed</text:span><text:span text:style-name="T14"> with their many </text:span><text:span text:style-name="T15">analysis</text:span><text:span text:style-name="T14"> packages. <text:s/></text:span><text:span text:style-name="T25">A relational database management system like PostgreSQL / MySQL or a NoSQL database like MongoDB / Cassandra are also required to facilitate the large data management needs.</text:span></text:p>
      <text:p text:style-name="P37"/>
      <text:list xml:id="list155323482107277" text:continue-numbering="true" text:style-name="L1">
        <text:list-item>
          <text:p text:style-name="P24">References</text:p>
          <text:p text:style-name="P27"/>
        </text:list-item>
      </text:list>
      <text:p text:style-name="P38"><text:bookmark text:name="js-reference-string-1"/>Cui, A. (2014). FAQ. Retrieved 18 February 2021, from https://blog.opendota.com/2014/08/01/faq/</text:p>
      <text:p text:style-name="P10"/>
      <text:p text:style-name="P11"><text:span text:style-name="T40">Cui, A., Chung, H. </text:span><text:bookmark text:name="name"/>YASP December 2015 500k Data Dump. <text:span text:style-name="T39">OpenDota.com. 18 December 2015. Retrieved 18 February 2021, from https://academictorrents.com/details/384a08fd7918cd59b23fb0c3cf3cf1aea3ea4d42. Formatted as a gzip JSON file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6402in" fo:margin-bottom="0.6402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2:58:43.316173201</meta:creation-date>
    <dc:date>2021-02-19T15:53:22.386644133</dc:date>
    <meta:editing-duration>P4DT22H32M30S</meta:editing-duration>
    <meta:editing-cycles>122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746" meta:character-count="4468" meta:non-whitespace-character-count="3740"/>
  </office:meta>
</office:document-meta>
</file>